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1b32" officeooo:paragraph-rsid="00071b3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Методы <text:span text:style-name="T1">std::string </text:span><text:span text:style-name="T2">перегружены для работы не только с самими строками, но и с си строками, итераторами, индексами, символами. Это сделано для удобства, но из-за этого класс получился очень тяжелым</text:span></text:p>
      <text:p text:style-name="P1"><text:span text:style-name="T2"/></text:p>
      <text:p text:style-name="P1"><text:span text:style-name="T2">2)Интернационализация, как следует из названия, представляет из себя приведение программы к международному образцу; использование английского языка, соответствующего формата даты-времени</text:span></text:p>
      <text:p text:style-name="P1"><text:span text:style-name="T2">Локализация по сути противоположный процесс и заключается в приведении программы к региональному стандарту; алфавит, формат даты-времени</text:span></text:p>
      <text:p text:style-name="P1"><text:span text:style-name="T2"/></text:p>
      <text:p text:style-name="P1"><text:span text:style-name="T2">3)Широкая кодировка — запись символа фиксированным числом байтов большим одного, а многобайтовая — запись символа числом байтов от одного до некоторого максимума</text:span></text:p>
      <text:p text:style-name="P1"><text:span text:style-name="T2"/></text:p>
      <text:p text:style-name="P1"><text:span text:style-name="T2">4)Стандарт кодировки юникод состоит из </text:span><text:span text:style-name="T1">USC(</text:span><text:span text:style-name="T2">универсальный набор символов, включающий в себя всевозможные символы мира) и семейства кодировок(</text:span><text:span text:style-name="T1">UTF-8, </text:span><text:span text:style-name="T2">например)</text:span></text:p>
      <text:p text:style-name="P1"><text:span text:style-name="T2"/></text:p>
      <text:p text:style-name="P1"><text:span text:style-name="T2">5)Регулярные выражения удобно использовать для анализа текста, поиска дат или почтовых индексов, например, или любых других элементов множества, все элементы которого описываются какими-то правилами написания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1T02:08:26.274000000</dc:date>
    <meta:editing-duration>PT8M47S</meta:editing-duration>
    <meta:editing-cycles>1</meta:editing-cycles>
    <meta:document-statistic meta:table-count="0" meta:image-count="0" meta:object-count="0" meta:page-count="1" meta:paragraph-count="6" meta:word-count="127" meta:character-count="1045" meta:non-whitespace-character-count="922"/>
    <meta:generator>LibreOffice/7.1.0.3$Windows_X86_64 LibreOffice_project/f6099ecf3d29644b5008cc8f48f42f4a40986e4c</meta:generator>
  </office:meta>
</office:document-meta>
</file>